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nos" svg:font-family="Tinos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7187in" style:use-optimal-column-width="false"/>
    </style:style>
    <style:style style:name="TableColumn3" style:family="table-column">
      <style:table-column-properties style:column-width="5.9791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 fo:text-align="center"/>
      <style:text-properties style:font-name="Times New Roma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Standard" style:list-style-name="WW8Num10" style:family="paragraph"/>
    <style:style style:name="T9" style:parent-style-name="Основнойшрифтабзаца" style:family="text">
      <style:text-properties style:font-name="Times New Roman" style:language-asian="ru" style:country-asian="RU"/>
    </style:style>
    <style:style style:name="P10" style:parent-style-name="Standard" style:list-style-name="WW8Num10" style:family="paragraph">
      <style:text-properties style:font-name="Times New Roman"/>
    </style:style>
    <style:style style:name="P11" style:parent-style-name="Standard" style:list-style-name="WW8Num10" style:family="paragraph">
      <style:text-properties style:font-name="Times New Roman"/>
    </style:style>
    <style:style style:name="P12" style:parent-style-name="Standard" style:list-style-name="WW8Num10" style:family="paragraph">
      <style:text-properties style:font-name="Times New Roma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" style:parent-style-name="Standard" style:family="paragraph">
      <style:paragraph-properties style:snap-to-layout-grid="false" fo:text-align="center"/>
      <style:text-properties style:font-name="Times New Roman" style:language-asian="ru" style:country-asian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Standard" style:list-style-name="WW8Num7" style:family="paragraph">
      <style:paragraph-properties fo:text-align="justify"/>
    </style:style>
    <style:style style:name="T18" style:parent-style-name="Основнойшрифтабзаца" style:family="text">
      <style:text-properties style:font-name="Times New Roman" style:language-asian="ru" style:country-asian="RU"/>
    </style:style>
    <style:style style:name="T19" style:parent-style-name="Основнойшрифтабзаца" style:family="text">
      <style:text-properties style:font-name="Times New Roman" style:language-asian="ru" style:country-asian="RU"/>
    </style:style>
    <style:style style:name="P20" style:parent-style-name="PreformattedText" style:list-style-name="WW8Num7" style:family="paragraph">
      <style:paragraph-properties fo:text-align="justify"/>
    </style:style>
    <style:style style:name="T21" style:parent-style-name="Основнойшрифтабзаца" style:family="text">
      <style:text-properties style:font-name="Times New Roman"/>
    </style:style>
    <style:style style:name="T22" style:parent-style-name="SourceText" style:family="text">
      <style:text-properties style:font-name="Times New Roman"/>
    </style:style>
    <style:style style:name="T23" style:parent-style-name="Основнойшрифтабзаца" style:family="text">
      <style:text-properties style:font-name="Times New Roman"/>
    </style:style>
    <style:style style:name="T24" style:parent-style-name="SourceText" style:family="text">
      <style:text-properties style:font-name="Times New Roman"/>
    </style:style>
    <style:style style:name="T25" style:parent-style-name="Основнойшрифтабзаца" style:family="text">
      <style:text-properties style:font-name="Times New Roman"/>
    </style:style>
    <style:style style:name="T26" style:parent-style-name="SourceText" style:family="text">
      <style:text-properties style:font-name="Times New Roman"/>
    </style:style>
    <style:style style:name="T27" style:parent-style-name="Основнойшрифтабзаца" style:family="text">
      <style:text-properties style:font-name="Times New Roman"/>
    </style:style>
    <style:style style:name="T28" style:parent-style-name="SourceText" style:family="text">
      <style:text-properties style:font-name="Times New Roman"/>
    </style:style>
    <style:style style:name="T29" style:parent-style-name="Основнойшрифтабзаца" style:family="text">
      <style:text-properties style:font-name="Times New Roman"/>
    </style:style>
    <style:style style:name="T30" style:parent-style-name="SourceText" style:family="text">
      <style:text-properties style:font-name="Times New Roman"/>
    </style:style>
    <style:style style:name="T31" style:parent-style-name="Основнойшрифтабзаца" style:family="text">
      <style:text-properties style:font-name="Times New Roman"/>
    </style:style>
    <style:style style:name="T32" style:parent-style-name="SourceText" style:family="text">
      <style:text-properties style:font-name="Times New Roman"/>
    </style:style>
    <style:style style:name="T33" style:parent-style-name="Основнойшрифтабзаца" style:family="text">
      <style:text-properties style:font-name="Times New Roman"/>
    </style:style>
    <style:style style:name="T34" style:parent-style-name="SourceText" style:family="text">
      <style:text-properties style:font-name="Times New Roman"/>
    </style:style>
    <style:style style:name="T35" style:parent-style-name="Основнойшрифтабзаца" style:family="text">
      <style:text-properties style:font-name="Times New Roman"/>
    </style:style>
    <style:style style:name="T36" style:parent-style-name="SourceText" style:family="text">
      <style:text-properties style:font-name="Times New Roman"/>
    </style:style>
    <style:style style:name="T37" style:parent-style-name="Основнойшрифтабзаца" style:family="text">
      <style:text-properties style:font-name="Times New Roman"/>
    </style:style>
    <style:style style:name="T38" style:parent-style-name="SourceText" style:family="text">
      <style:text-properties style:font-name="Times New Roman"/>
    </style:style>
    <style:style style:name="T39" style:parent-style-name="Основнойшрифтабзаца" style:family="text">
      <style:text-properties style:font-name="Times New Roman"/>
    </style:style>
    <style:style style:name="P40" style:parent-style-name="PreformattedText" style:list-style-name="WW8Num7" style:family="paragraph">
      <style:paragraph-properties fo:text-align="justify"/>
    </style:style>
    <style:style style:name="T41" style:parent-style-name="Основнойшрифтабзаца" style:family="text">
      <style:text-properties style:font-name="Times New Roman"/>
    </style:style>
    <style:style style:name="T42" style:parent-style-name="SourceText" style:family="text">
      <style:text-properties style:font-name="Times New Roman"/>
    </style:style>
    <style:style style:name="T43" style:parent-style-name="Основнойшрифтабзаца" style:family="text">
      <style:text-properties style:font-name="Times New Roman"/>
    </style:style>
    <style:style style:name="T44" style:parent-style-name="Основнойшрифтабзаца" style:family="text">
      <style:text-properties style:font-name="Times New Roman"/>
    </style:style>
    <style:style style:name="T45" style:parent-style-name="SourceText" style:family="text">
      <style:text-properties style:font-name="Times New Roman"/>
    </style:style>
    <style:style style:name="T46" style:parent-style-name="Основнойшрифтабзаца" style:family="text">
      <style:text-properties style:font-name="Times New Roman"/>
    </style:style>
    <style:style style:name="P47" style:parent-style-name="PreformattedText" style:list-style-name="WW8Num7" style:family="paragraph">
      <style:paragraph-properties style:snap-to-layout-grid="false" fo:text-align="justify"/>
    </style:style>
    <style:style style:name="T48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T49" style:parent-style-name="SourceText" style:family="text">
      <style:text-properties style:font-name="Times New Roman" style:language-asian="ru" style:country-asian="RU"/>
    </style:style>
    <style:style style:name="T50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T51" style:parent-style-name="SourceText" style:family="text">
      <style:text-properties style:font-name="Times New Roman" style:language-asian="ru" style:country-asian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Standard" style:family="paragraph">
      <style:paragraph-properties fo:text-align="center"/>
      <style:text-properties style:font-name="Times New Roman" style:language-asian="ru" style:country-asian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Standard" style:list-style-name="WW8Num9" style:family="paragraph"/>
    <style:style style:name="T57" style:parent-style-name="Основнойшрифтабзаца" style:family="text">
      <style:text-properties style:font-name="Times New Roman" style:language-asian="ru" style:country-asian="RU"/>
    </style:style>
    <style:style style:name="T58" style:parent-style-name="Основнойшрифтабзаца" style:family="text">
      <style:text-properties style:font-name="Times New Roman" style:language-asian="ru" style:country-asian="RU"/>
    </style:style>
    <style:style style:name="P59" style:parent-style-name="PreformattedText" style:list-style-name="WW8Num9" style:family="paragraph">
      <style:text-properties style:font-name="Times New Roman" fo:font-size="12pt" style:font-size-asian="12pt" style:font-size-complex="12pt"/>
    </style:style>
    <style:style style:name="P60" style:parent-style-name="PreformattedText" style:list-style-name="WW8Num9" style:family="paragraph">
      <style:text-properties style:font-name="Times New Roman" fo:font-size="12pt" style:font-size-asian="12pt" style:font-size-complex="12pt"/>
    </style:style>
    <style:style style:name="P61" style:parent-style-name="PreformattedText" style:list-style-name="WW8Num9" style:family="paragraph">
      <style:text-properties style:font-name="Times New Roman" fo:font-size="12pt" style:font-size-asian="12pt" style:font-size-complex="12pt"/>
    </style:style>
    <style:style style:name="P62" style:parent-style-name="PreformattedText" style:list-style-name="WW8Num9" style:family="paragraph">
      <style:text-properties style:font-name="Times New Roman" fo:font-size="12pt" style:font-size-asian="12pt" style:font-size-complex="12pt"/>
    </style:style>
    <style:style style:name="P63" style:parent-style-name="PreformattedText" style:list-style-name="WW8Num9" style:family="paragraph">
      <style:text-properties style:font-name="Times New Roman" fo:font-size="12pt" style:font-size-asian="12pt" style:font-size-complex="12pt"/>
    </style:style>
    <style:style style:name="P64" style:parent-style-name="PreformattedText" style:list-style-name="WW8Num9" style:family="paragraph">
      <style:text-properties style:font-name="Times New Roman" fo:font-size="12pt" style:font-size-asian="12pt" style:font-size-complex="12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Standard" style:family="paragraph">
      <style:paragraph-properties fo:text-align="center"/>
      <style:text-properties style:font-name="Times New Roman" style:language-asian="ru" style:country-asian="RU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Standard" style:list-style-name="LFO27" style:family="paragraph"/>
    <style:style style:name="T70" style:parent-style-name="Основнойшрифтабзаца" style:family="text">
      <style:text-properties style:font-name="Times New Roman" style:language-asian="ru" style:country-asian="RU"/>
    </style:style>
    <style:style style:name="P71" style:parent-style-name="Standard" style:list-style-name="LFO27" style:family="paragraph">
      <style:text-properties style:font-name="Times New Roman"/>
    </style:style>
    <style:style style:name="P72" style:parent-style-name="Standard" style:list-style-name="LFO28" style:family="paragraph">
      <style:text-properties style:font-name="Times New Roman"/>
    </style:style>
    <style:style style:name="P73" style:parent-style-name="PreformattedText" style:list-style-name="LFO28" style:family="paragraph"/>
    <style:style style:name="T74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Standard" style:family="paragraph">
      <style:paragraph-properties style:snap-to-layout-grid="false" fo:text-align="center"/>
      <style:text-properties style:font-name="Times New Roman" style:language-asian="ru" style:country-asian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Standard" style:list-style-name="WW8Num18" style:family="paragraph"/>
    <style:style style:name="T80" style:parent-style-name="Основнойшрифтабзаца" style:family="text">
      <style:text-properties style:font-name="Times New Roman" style:language-asian="ru" style:country-asian="RU"/>
    </style:style>
    <style:style style:name="P81" style:parent-style-name="Standard" style:list-style-name="WW8Num18" style:family="paragraph"/>
    <style:style style:name="T82" style:parent-style-name="Основнойшрифтабзаца" style:family="text">
      <style:text-properties style:font-name="Times New Roman" style:language-asian="ru" style:country-asian="RU"/>
    </style:style>
    <style:style style:name="T83" style:parent-style-name="Основнойшрифтабзаца" style:family="text">
      <style:text-properties style:font-name="Times New Roman" style:language-asian="ru" style:country-asian="RU"/>
    </style:style>
    <style:style style:name="P84" style:parent-style-name="Standard" style:list-style-name="WW8Num18" style:family="paragraph"/>
    <style:style style:name="T85" style:parent-style-name="Основнойшрифтабзаца" style:family="text">
      <style:text-properties style:font-name="Times New Roman" style:language-asian="ru" style:country-asian="RU"/>
    </style:style>
    <style:style style:name="P86" style:parent-style-name="PreformattedText" style:list-style-name="WW8Num18" style:family="paragraph"/>
    <style:style style:name="T87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T88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Standard" style:family="paragraph">
      <style:paragraph-properties fo:text-align="center" fo:margin-right="-0.2958in"/>
      <style:text-properties style:font-name="Times New Roma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Standard" style:list-style-name="WW8Num23" style:family="paragraph"/>
    <style:style style:name="T94" style:parent-style-name="Основнойшрифтабзаца" style:family="text">
      <style:text-properties style:font-name="Times New Roman" style:language-asian="ru" style:country-asian="RU"/>
    </style:style>
    <style:style style:name="P95" style:parent-style-name="PreformattedText" style:list-style-name="WW8Num23" style:family="paragraph"/>
    <style:style style:name="T96" style:parent-style-name="Основнойшрифтабзаца" style:family="text">
      <style:text-properties style:font-name="Times New Roman"/>
    </style:style>
    <style:style style:name="T97" style:parent-style-name="SourceText" style:family="text">
      <style:text-properties style:font-name="Times New Roman"/>
    </style:style>
    <style:style style:name="T98" style:parent-style-name="Основнойшрифтабзаца" style:family="text">
      <style:text-properties style:font-name="Times New Roman"/>
    </style:style>
    <style:style style:name="T99" style:parent-style-name="SourceText" style:family="text">
      <style:text-properties style:font-name="Times New Roman"/>
    </style:style>
    <style:style style:name="T100" style:parent-style-name="Основнойшрифтабзаца" style:family="text">
      <style:text-properties style:font-name="Times New Roman"/>
    </style:style>
    <style:style style:name="T101" style:parent-style-name="SourceText" style:family="text">
      <style:text-properties style:font-name="Times New Roman"/>
    </style:style>
    <style:style style:name="T102" style:parent-style-name="Основнойшрифтабзаца" style:family="text">
      <style:text-properties style:font-name="Times New Roman"/>
    </style:style>
    <style:style style:name="T103" style:parent-style-name="SourceText" style:family="text">
      <style:text-properties style:font-name="Times New Roman"/>
    </style:style>
    <style:style style:name="T104" style:parent-style-name="Основнойшрифтабзаца" style:family="text">
      <style:text-properties style:font-name="Times New Roman"/>
    </style:style>
    <style:style style:name="T105" style:parent-style-name="SourceText" style:family="text">
      <style:text-properties style:font-name="Times New Roman"/>
    </style:style>
    <style:style style:name="T106" style:parent-style-name="Основнойшрифтабзаца" style:family="text">
      <style:text-properties style:font-name="Times New Roman"/>
    </style:style>
    <style:style style:name="T107" style:parent-style-name="SourceText" style:family="text">
      <style:text-properties style:font-name="Times New Roman"/>
    </style:style>
    <style:style style:name="T108" style:parent-style-name="Основнойшрифтабзаца" style:family="text">
      <style:text-properties style:font-name="Times New Roman"/>
    </style:style>
    <style:style style:name="T109" style:parent-style-name="SourceText" style:family="text">
      <style:text-properties style:font-name="Times New Roman"/>
    </style:style>
    <style:style style:name="T110" style:parent-style-name="Основнойшрифтабзаца" style:family="text">
      <style:text-properties style:font-name="Times New Roman"/>
    </style:style>
    <style:style style:name="P111" style:parent-style-name="PreformattedText" style:list-style-name="WW8Num23" style:family="paragraph"/>
    <style:style style:name="T112" style:parent-style-name="Основнойшрифтабзаца" style:family="text">
      <style:text-properties style:font-name="Times New Roman"/>
    </style:style>
    <style:style style:name="T113" style:parent-style-name="SourceText" style:family="text">
      <style:text-properties style:font-name="Times New Roman"/>
    </style:style>
    <style:style style:name="T114" style:parent-style-name="Основнойшрифтабзаца" style:family="text">
      <style:text-properties style:font-name="Times New Roman"/>
    </style:style>
    <style:style style:name="T115" style:parent-style-name="SourceText" style:family="text">
      <style:text-properties style:font-name="Times New Roman"/>
    </style:style>
    <style:style style:name="T116" style:parent-style-name="Основнойшрифтабзаца" style:family="text">
      <style:text-properties style:font-name="Times New Roman"/>
    </style:style>
    <style:style style:name="P117" style:parent-style-name="PreformattedText" style:list-style-name="WW8Num23" style:family="paragraph"/>
    <style:style style:name="T118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T119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T120" style:parent-style-name="SourceText" style:family="text">
      <style:text-properties style:font-name="Times New Roman" fo:font-size="12pt" style:font-size-asian="12pt" style:font-size-complex="12pt" style:language-asian="ru" style:country-asian="RU"/>
    </style:style>
    <style:style style:name="T121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T122" style:parent-style-name="SourceText" style:family="text">
      <style:text-properties style:font-name="Times New Roman" fo:font-size="12pt" style:font-size-asian="12pt" style:font-size-complex="12pt" style:language-asian="ru" style:country-asian="RU"/>
    </style:style>
    <style:style style:name="T123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Standard" style:family="paragraph">
      <style:paragraph-properties fo:text-align="center"/>
      <style:text-properties style:font-name="Times New Roman" style:language-asian="ru" style:country-asian="RU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Standard" style:list-style-name="WW8Num1" style:family="paragraph"/>
    <style:style style:name="T129" style:parent-style-name="Основнойшрифтабзаца" style:family="text">
      <style:text-properties style:font-name="Times New Roman" style:language-asian="ru" style:country-asian="RU"/>
    </style:style>
    <style:style style:name="P130" style:parent-style-name="PreformattedText" style:list-style-name="WW8Num1" style:family="paragraph"/>
    <style:style style:name="T131" style:parent-style-name="Основнойшрифтабзаца" style:family="text">
      <style:text-properties style:font-name="Times New Roman"/>
    </style:style>
    <style:style style:name="T132" style:parent-style-name="Основнойшрифтабзаца" style:family="text">
      <style:text-properties style:font-name="Times New Roman"/>
    </style:style>
    <style:style style:name="T133" style:parent-style-name="SourceText" style:family="text">
      <style:text-properties style:font-name="Times New Roman"/>
    </style:style>
    <style:style style:name="T134" style:parent-style-name="Основнойшрифтабзаца" style:family="text">
      <style:text-properties style:font-name="Times New Roman"/>
    </style:style>
    <style:style style:name="T135" style:parent-style-name="SourceText" style:family="text">
      <style:text-properties style:font-name="Times New Roman"/>
    </style:style>
    <style:style style:name="T136" style:parent-style-name="Основнойшрифтабзаца" style:family="text">
      <style:text-properties style:font-name="Times New Roman"/>
    </style:style>
    <style:style style:name="T137" style:parent-style-name="SourceText" style:family="text">
      <style:text-properties style:font-name="Times New Roman"/>
    </style:style>
    <style:style style:name="T138" style:parent-style-name="Основнойшрифтабзаца" style:family="text">
      <style:text-properties style:font-name="Times New Roman"/>
    </style:style>
    <style:style style:name="T139" style:parent-style-name="SourceText" style:family="text">
      <style:text-properties style:font-name="Times New Roman"/>
    </style:style>
    <style:style style:name="T140" style:parent-style-name="Основнойшрифтабзаца" style:family="text">
      <style:text-properties style:font-name="Times New Roman"/>
    </style:style>
    <style:style style:name="T141" style:parent-style-name="SourceText" style:family="text">
      <style:text-properties style:font-name="Times New Roman"/>
    </style:style>
    <style:style style:name="T142" style:parent-style-name="Основнойшрифтабзаца" style:family="text">
      <style:text-properties style:font-name="Times New Roman"/>
    </style:style>
    <style:style style:name="T143" style:parent-style-name="SourceText" style:family="text">
      <style:text-properties style:font-name="Times New Roman"/>
    </style:style>
    <style:style style:name="T144" style:parent-style-name="Основнойшрифтабзаца" style:family="text">
      <style:text-properties style:font-name="Times New Roman"/>
    </style:style>
    <style:style style:name="T145" style:parent-style-name="SourceText" style:family="text">
      <style:text-properties style:font-name="Times New Roman"/>
    </style:style>
    <style:style style:name="T146" style:parent-style-name="Основнойшрифтабзаца" style:family="text">
      <style:text-properties style:font-name="Times New Roman"/>
    </style:style>
    <style:style style:name="P147" style:parent-style-name="PreformattedText" style:list-style-name="WW8Num1" style:family="paragraph"/>
    <style:style style:name="T148" style:parent-style-name="Основнойшрифтабзаца" style:family="text">
      <style:text-properties style:font-name="Times New Roman"/>
    </style:style>
    <style:style style:name="T149" style:parent-style-name="SourceText" style:family="text">
      <style:text-properties style:font-name="Times New Roman"/>
    </style:style>
    <style:style style:name="T150" style:parent-style-name="Основнойшрифтабзаца" style:family="text">
      <style:text-properties style:font-name="Times New Roman"/>
    </style:style>
    <style:style style:name="T151" style:parent-style-name="SourceText" style:family="text">
      <style:text-properties style:font-name="Times New Roman"/>
    </style:style>
    <style:style style:name="T152" style:parent-style-name="Основнойшрифтабзаца" style:family="text">
      <style:text-properties style:font-name="Times New Roman"/>
    </style:style>
    <style:style style:name="P153" style:parent-style-name="PreformattedText" style:list-style-name="WW8Num1" style:family="paragraph">
      <style:text-properties style:font-name="Times New Roman" fo:font-size="12pt" style:font-size-asian="12pt" style:font-size-complex="12pt" style:language-asian="ru" style:country-asian="RU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Standard" style:family="paragraph">
      <style:paragraph-properties style:snap-to-layout-grid="false" fo:text-align="center"/>
      <style:text-properties style:font-name="Times New Roman" fo:font-size="10pt" style:font-size-asian="10pt" style:font-size-complex="10pt" style:language-asian="ru" style:country-asian="RU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Standard" style:list-style-name="WW8Num16" style:family="paragraph"/>
    <style:style style:name="T159" style:parent-style-name="Основнойшрифтабзаца" style:family="text">
      <style:text-properties style:font-name="Times New Roman" style:language-asian="ru" style:country-asian="RU"/>
    </style:style>
    <style:style style:name="T160" style:parent-style-name="Основнойшрифтабзаца" style:family="text">
      <style:text-properties style:font-name="Times New Roman" style:language-asian="ru" style:country-asian="RU"/>
    </style:style>
    <style:style style:name="P161" style:parent-style-name="PreformattedText" style:list-style-name="WW8Num16" style:family="paragraph"/>
    <style:style style:name="T162" style:parent-style-name="Основнойшрифтабзаца" style:family="text">
      <style:text-properties style:font-name="Times New Roman" style:language-asian="ru" style:country-asian="RU"/>
    </style:style>
    <style:style style:name="P163" style:parent-style-name="PreformattedText" style:list-style-name="WW8Num16" style:family="paragraph"/>
    <style:style style:name="T164" style:parent-style-name="Основнойшрифтабзаца" style:family="text">
      <style:text-properties style:font-name="Times New Roman" style:language-asian="ru" style:country-asian="RU"/>
    </style:style>
    <style:style style:name="T165" style:parent-style-name="Основнойшрифтабзаца" style:family="text">
      <style:text-properties style:font-name="Times New Roman" style:language-asian="ru" style:country-asian="RU"/>
    </style:style>
    <style:style style:name="P166" style:parent-style-name="PreformattedText" style:list-style-name="WW8Num16" style:family="paragraph">
      <style:paragraph-properties style:snap-to-layout-grid="false"/>
      <style:text-properties style:font-name="Times New Roman" fo:font-size="12pt" style:font-size-asian="12pt" style:font-size-complex="12pt" style:language-asian="ru" style:country-asian="RU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9" style:parent-style-name="Standard" style:family="paragraph">
      <style:paragraph-properties style:snap-to-layout-grid="false" fo:text-align="center"/>
      <style:text-properties style:font-name="Times New Roman" style:language-asian="ru" style:country-asian="RU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Standard" style:list-style-name="WW8Num8" style:family="paragraph">
      <style:paragraph-properties fo:text-align="justify"/>
    </style:style>
    <style:style style:name="T172" style:parent-style-name="Основнойшрифтабзаца" style:family="text">
      <style:text-properties style:font-name="Times New Roman" style:language-asian="ru" style:country-asian="RU"/>
    </style:style>
    <style:style style:name="T173" style:parent-style-name="Основнойшрифтабзаца" style:family="text">
      <style:text-properties style:font-name="Times New Roman" style:language-asian="ru" style:country-asian="RU"/>
    </style:style>
    <style:style style:name="P174" style:parent-style-name="PreformattedText" style:list-style-name="WW8Num8" style:family="paragraph">
      <style:paragraph-properties fo:text-align="justify"/>
      <style:text-properties style:font-name="Times New Roman"/>
    </style:style>
    <style:style style:name="P175" style:parent-style-name="PreformattedText" style:list-style-name="WW8Num8" style:family="paragraph">
      <style:paragraph-properties style:snap-to-layout-grid="false" fo:text-align="justify"/>
      <style:text-properties style:font-name="Times New Roman" fo:font-size="12pt" style:font-size-asian="12pt" style:font-size-complex="12pt" style:language-asian="ru" style:country-asian="RU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Standard" style:family="paragraph">
      <style:paragraph-properties style:snap-to-layout-grid="false" fo:text-align="center"/>
      <style:text-properties style:font-name="Times New Roman" fo:font-size="10pt" style:font-size-asian="10pt" style:font-size-complex="10pt" style:language-asian="ru" style:country-asian="RU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Standard" style:list-style-name="WW8Num19" style:family="paragraph">
      <style:paragraph-properties fo:text-align="justify"/>
    </style:style>
    <style:style style:name="T181" style:parent-style-name="Основнойшрифтабзаца" style:family="text">
      <style:text-properties style:font-name="Times New Roman" style:language-asian="ru" style:country-asian="RU"/>
    </style:style>
    <style:style style:name="T182" style:parent-style-name="Основнойшрифтабзаца" style:family="text">
      <style:text-properties style:font-name="Times New Roman" style:language-asian="ru" style:country-asian="RU"/>
    </style:style>
    <style:style style:name="P183" style:parent-style-name="PreformattedText" style:list-style-name="WW8Num19" style:family="paragraph">
      <style:text-properties style:font-name="Times New Roman"/>
    </style:style>
    <style:style style:name="P184" style:parent-style-name="PreformattedText" style:list-style-name="WW8Num19" style:family="paragraph">
      <style:paragraph-properties style:snap-to-layout-grid="false"/>
      <style:text-properties style:font-name="Times New Roman" fo:font-size="12pt" style:font-size-asian="12pt" style:font-size-complex="12pt" style:language-asian="ru" style:country-asian="RU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" style:parent-style-name="Standard" style:family="paragraph">
      <style:paragraph-properties style:snap-to-layout-grid="false" fo:text-align="center"/>
      <style:text-properties style:font-name="Times New Roman" style:language-asian="ru" style:country-asian="RU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Standard" style:list-style-name="WW8Num6" style:family="paragraph">
      <style:paragraph-properties fo:text-align="justify"/>
    </style:style>
    <style:style style:name="T190" style:parent-style-name="Основнойшрифтабзаца" style:family="text">
      <style:text-properties style:font-name="Times New Roman" style:language-asian="ru" style:country-asian="RU"/>
    </style:style>
    <style:style style:name="P191" style:parent-style-name="PreformattedText" style:list-style-name="WW8Num6" style:family="paragraph">
      <style:paragraph-properties fo:text-align="justify"/>
      <style:text-properties style:font-name="Times New Roman"/>
    </style:style>
    <style:style style:name="P192" style:parent-style-name="PreformattedText" style:list-style-name="WW8Num6" style:family="paragraph">
      <style:paragraph-properties style:snap-to-layout-grid="false" fo:text-align="justify"/>
      <style:text-properties style:font-name="Times New Roman" fo:font-size="12pt" style:font-size-asian="12pt" style:font-size-complex="12pt" style:language-asian="ru" style:country-asian="RU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Standard" style:family="paragraph">
      <style:paragraph-properties style:snap-to-layout-grid="false" fo:text-align="center"/>
      <style:text-properties style:font-name="Times New Roman" fo:font-size="10pt" style:font-size-asian="10pt" style:font-size-complex="10pt" style:language-asian="ru" style:country-asian="RU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Standard" style:list-style-name="WW8Num11" style:family="paragraph"/>
    <style:style style:name="T198" style:parent-style-name="Основнойшрифтабзаца" style:family="text">
      <style:text-properties style:font-name="Times New Roman" style:language-asian="ru" style:country-asian="RU"/>
    </style:style>
    <style:style style:name="T199" style:parent-style-name="Основнойшрифтабзаца" style:family="text">
      <style:text-properties style:font-name="Times New Roman" style:language-asian="ru" style:country-asian="RU"/>
    </style:style>
    <style:style style:name="P200" style:parent-style-name="PreformattedText" style:list-style-name="WW8Num11" style:family="paragraph">
      <style:text-properties style:font-name="Times New Roman"/>
    </style:style>
    <style:style style:name="P201" style:parent-style-name="PreformattedText" style:list-style-name="WW8Num11" style:family="paragraph">
      <style:text-properties style:font-name="Times New Roman"/>
    </style:style>
    <style:style style:name="P202" style:parent-style-name="PreformattedText" style:list-style-name="WW8Num11" style:family="paragraph">
      <style:text-properties style:font-name="Times New Roman"/>
    </style:style>
    <style:style style:name="P203" style:parent-style-name="PreformattedText" style:list-style-name="WW8Num11" style:family="paragraph">
      <style:text-properties style:font-name="Times New Roman"/>
    </style:style>
    <style:style style:name="P204" style:parent-style-name="PreformattedText" style:list-style-name="WW8Num11" style:family="paragraph">
      <style:paragraph-properties style:snap-to-layout-grid="false"/>
      <style:text-properties style:font-name="Times New Roman" fo:font-size="12pt" style:font-size-asian="12pt" style:font-size-complex="12pt" style:language-asian="ru" style:country-asian="RU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Standard" style:family="paragraph">
      <style:paragraph-properties fo:text-align="center"/>
      <style:text-properties style:font-name="Times New Roma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Standard" style:list-style-name="WW8Num22" style:family="paragraph">
      <style:paragraph-properties fo:text-align="justify"/>
    </style:style>
    <style:style style:name="T210" style:parent-style-name="Основнойшрифтабзаца" style:family="text">
      <style:text-properties style:font-name="Times New Roman" style:language-asian="ru" style:country-asian="RU"/>
    </style:style>
    <style:style style:name="P211" style:parent-style-name="PreformattedText" style:list-style-name="WW8Num22" style:family="paragraph">
      <style:paragraph-properties fo:text-align="justify"/>
      <style:text-properties style:font-name="Times New Roman"/>
    </style:style>
    <style:style style:name="P212" style:parent-style-name="PreformattedText" style:list-style-name="WW8Num22" style:family="paragraph">
      <style:paragraph-properties fo:text-align="justify"/>
      <style:text-properties style:font-name="Times New Roman" fo:font-size="12pt" style:font-size-asian="12pt" style:font-size-complex="12pt" style:language-asian="ru" style:country-asian="RU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Standard" style:family="paragraph">
      <style:paragraph-properties style:snap-to-layout-grid="false" fo:text-align="center"/>
      <style:text-properties style:font-name="Times New Roman" fo:font-size="10pt" style:font-size-asian="10pt" style:font-size-complex="10pt" style:language-asian="ru" style:country-asian="RU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Standard" style:list-style-name="WW8Num22" style:family="paragraph"/>
    <style:style style:name="T218" style:parent-style-name="Основнойшрифтабзаца" style:family="text">
      <style:text-properties style:font-name="Times New Roman" style:language-asian="ru" style:country-asian="RU"/>
    </style:style>
    <style:style style:name="P219" style:parent-style-name="PreformattedText" style:list-style-name="WW8Num22" style:family="paragraph">
      <style:text-properties style:font-name="Times New Roman"/>
    </style:style>
    <style:style style:name="P220" style:parent-style-name="Standard" style:list-style-name="WW8Num22" style:family="paragraph">
      <style:paragraph-properties style:snap-to-layout-grid="false"/>
      <style:text-properties style:font-name="Times New Roman" style:language-asian="ru" style:country-asian="RU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Standard" style:family="paragraph">
      <style:paragraph-properties style:snap-to-layout-grid="false" fo:text-align="center"/>
      <style:text-properties style:font-name="Times New Roman" style:language-asian="ru" style:country-asian="RU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Standard" style:list-style-name="WW8Num25" style:family="paragraph">
      <style:paragraph-properties fo:text-align="justify"/>
    </style:style>
    <style:style style:name="T226" style:parent-style-name="Основнойшрифтабзаца" style:family="text">
      <style:text-properties style:font-name="Times New Roman" fo:font-size="10pt" style:font-size-asian="10pt" style:font-size-complex="10pt" style:language-asian="ru" style:country-asian="RU"/>
    </style:style>
    <style:style style:name="P227" style:parent-style-name="PreformattedText" style:list-style-name="WW8Num25" style:family="paragraph">
      <style:paragraph-properties fo:text-align="justify"/>
      <style:text-properties style:font-name="Times New Roman"/>
    </style:style>
    <style:style style:name="P228" style:parent-style-name="PreformattedText" style:list-style-name="WW8Num25" style:family="paragraph">
      <style:paragraph-properties fo:text-align="justify"/>
      <style:text-properties style:font-name="Times New Roman"/>
    </style:style>
    <style:style style:name="P229" style:parent-style-name="Standard" style:list-style-name="WW8Num25" style:family="paragraph">
      <style:paragraph-properties style:snap-to-layout-grid="false" fo:text-align="justify"/>
      <style:text-properties style:font-name="Times New Roma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Standard" style:family="paragraph">
      <style:paragraph-properties style:snap-to-layout-grid="false" fo:text-align="center"/>
      <style:text-properties style:font-name="Times New Roman" fo:font-size="10pt" style:font-size-asian="10pt" style:font-size-complex="10pt" style:language-asian="ru" style:country-asian="RU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Standard" style:list-style-name="WW8Num17" style:family="paragraph"/>
    <style:style style:name="T235" style:parent-style-name="Основнойшрифтабзаца" style:family="text">
      <style:text-properties style:font-name="Times New Roman" style:language-asian="ru" style:country-asian="RU"/>
    </style:style>
    <style:style style:name="P236" style:parent-style-name="PreformattedText" style:list-style-name="WW8Num17" style:family="paragraph"/>
    <style:style style:name="T237" style:parent-style-name="Основнойшрифтабзаца" style:family="text">
      <style:text-properties style:font-name="Times New Roman" style:language-asian="ru" style:country-asian="RU"/>
    </style:style>
    <style:style style:name="T238" style:parent-style-name="Основнойшрифтабзаца" style:family="text">
      <style:text-properties style:font-name="Times New Roman" style:language-asian="ru" style:country-asian="RU"/>
    </style:style>
    <style:style style:name="P239" style:parent-style-name="Standard" style:list-style-name="WW8Num17" style:family="paragraph">
      <style:paragraph-properties style:snap-to-layout-grid="false"/>
      <style:text-properties style:font-name="Times New Roman" style:language-asian="ru" style:country-asian="RU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Standard" style:family="paragraph">
      <style:paragraph-properties style:snap-to-layout-grid="false" fo:text-align="center"/>
      <style:text-properties style:font-name="Times New Roman" fo:color="#FF0000" style:language-asian="ru" style:country-asian="RU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Standard" style:list-style-name="WW8Num14" style:family="paragraph">
      <style:paragraph-properties fo:text-align="justify"/>
    </style:style>
    <style:style style:name="T245" style:parent-style-name="Основнойшрифтабзаца" style:family="text">
      <style:text-properties style:font-name="Times New Roman" style:language-asian="ru" style:country-asian="RU"/>
    </style:style>
    <style:style style:name="P246" style:parent-style-name="PreformattedText" style:list-style-name="WW8Num14" style:family="paragraph">
      <style:paragraph-properties fo:text-align="justify"/>
      <style:text-properties style:font-name="Times New Roman"/>
    </style:style>
    <style:style style:name="P247" style:parent-style-name="PreformattedText" style:list-style-name="WW8Num14" style:family="paragraph">
      <style:paragraph-properties fo:text-align="justify"/>
      <style:text-properties style:font-name="Times New Roman"/>
    </style:style>
    <style:style style:name="P248" style:parent-style-name="PreformattedText" style:list-style-name="WW8Num14" style:family="paragraph">
      <style:paragraph-properties fo:text-align="justify"/>
      <style:text-properties style:font-name="Times New Roman"/>
    </style:style>
    <style:style style:name="P249" style:parent-style-name="PreformattedText" style:list-style-name="WW8Num14" style:family="paragraph">
      <style:paragraph-properties style:snap-to-layout-grid="false" fo:text-align="justify"/>
      <style:text-properties style:font-name="Times New Roman" fo:font-size="12pt" style:font-size-asian="12pt" style:font-size-complex="12pt" style:language-asian="ru" style:country-asian="RU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Standard" style:family="paragraph">
      <style:paragraph-properties style:snap-to-layout-grid="false" fo:text-align="center"/>
      <style:text-properties style:font-name="Times New Roman" fo:font-size="10pt" style:font-size-asian="10pt" style:font-size-complex="10pt" style:language-asian="ru" style:country-asian="RU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Standard" style:list-style-name="WW8Num15" style:family="paragraph"/>
    <style:style style:name="T255" style:parent-style-name="Основнойшрифтабзаца" style:family="text">
      <style:text-properties style:font-name="Times New Roman" style:language-asian="ru" style:country-asian="RU"/>
    </style:style>
    <style:style style:name="P256" style:parent-style-name="PreformattedText" style:list-style-name="WW8Num15" style:family="paragraph">
      <style:text-properties style:font-name="Times New Roman"/>
    </style:style>
    <style:style style:name="P257" style:parent-style-name="PreformattedText" style:list-style-name="WW8Num15" style:family="paragraph">
      <style:text-properties style:font-name="Times New Roman"/>
    </style:style>
    <style:style style:name="P258" style:parent-style-name="PreformattedText" style:list-style-name="WW8Num15" style:family="paragraph">
      <style:paragraph-properties style:snap-to-layout-grid="false"/>
      <style:text-properties style:font-name="Times New Roman" fo:font-size="12pt" style:font-size-asian="12pt" style:font-size-complex="12pt" style:language-asian="ru" style:country-asian="RU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Standard" style:family="paragraph">
      <style:paragraph-properties style:snap-to-layout-grid="false" fo:text-align="center"/>
      <style:text-properties style:font-name="Times New Roman" style:language-asian="ru" style:country-asian="RU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Standard" style:list-style-name="WW8Num5" style:family="paragraph">
      <style:paragraph-properties fo:text-align="justify"/>
    </style:style>
    <style:style style:name="T264" style:parent-style-name="Основнойшрифтабзаца" style:family="text">
      <style:text-properties style:font-name="Times New Roman" style:language-asian="ru" style:country-asian="RU"/>
    </style:style>
    <style:style style:name="T265" style:parent-style-name="Основнойшрифтабзаца" style:family="text">
      <style:text-properties style:font-name="Times New Roman" style:language-asian="ru" style:country-asian="RU"/>
    </style:style>
    <style:style style:name="P266" style:parent-style-name="PreformattedText" style:list-style-name="WW8Num5" style:family="paragraph">
      <style:paragraph-properties fo:text-align="justify"/>
      <style:text-properties style:font-name="Times New Roman"/>
    </style:style>
    <style:style style:name="P267" style:parent-style-name="PreformattedText" style:list-style-name="WW8Num5" style:family="paragraph">
      <style:paragraph-properties style:snap-to-layout-grid="false" fo:text-align="justify"/>
      <style:text-properties style:font-name="Times New Roman" fo:font-size="12pt" style:font-size-asian="12pt" style:font-size-complex="12pt" style:language-asian="ru" style:country-asian="RU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Standard" style:family="paragraph">
      <style:paragraph-properties style:snap-to-layout-grid="false" fo:text-align="center"/>
      <style:text-properties style:font-name="Times New Roman" fo:font-size="10pt" style:font-size-asian="10pt" style:font-size-complex="10pt" style:language-asian="ru" style:country-asian="RU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Standard" style:list-style-name="WW8Num24" style:family="paragraph"/>
    <style:style style:name="T273" style:parent-style-name="Основнойшрифтабзаца" style:family="text">
      <style:text-properties style:font-name="Times New Roman" style:language-asian="ru" style:country-asian="RU"/>
    </style:style>
    <style:style style:name="T274" style:parent-style-name="Основнойшрифтабзаца" style:family="text">
      <style:text-properties style:font-name="Times New Roman" style:language-asian="ru" style:country-asian="RU"/>
    </style:style>
    <style:style style:name="T275" style:parent-style-name="Основнойшрифтабзаца" style:family="text">
      <style:text-properties style:font-name="Times New Roman" style:language-asian="ru" style:country-asian="RU"/>
    </style:style>
    <style:style style:name="P276" style:parent-style-name="PreformattedText" style:list-style-name="WW8Num24" style:family="paragraph">
      <style:text-properties style:font-name="Times New Roman"/>
    </style:style>
    <style:style style:name="P277" style:parent-style-name="PreformattedText" style:list-style-name="WW8Num24" style:family="paragraph">
      <style:text-properties style:font-name="Times New Roman"/>
    </style:style>
    <style:style style:name="P278" style:parent-style-name="PreformattedText" style:list-style-name="WW8Num24" style:family="paragraph">
      <style:text-properties style:font-name="Times New Roman"/>
    </style:style>
    <style:style style:name="P279" style:parent-style-name="PreformattedText" style:list-style-name="WW8Num24" style:family="paragraph">
      <style:paragraph-properties style:snap-to-layout-grid="false"/>
      <style:text-properties style:font-name="Times New Roman" fo:font-size="12pt" style:font-size-asian="12pt" style:font-size-complex="12pt" style:language-asian="ru" style:country-asian="RU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Standard" style:family="paragraph">
      <style:paragraph-properties style:snap-to-layout-grid="false" fo:text-align="center"/>
      <style:text-properties style:font-name="Times New Roman" style:language-asian="ru" style:country-asian="RU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Standard" style:list-style-name="WW8Num12" style:family="paragraph">
      <style:paragraph-properties fo:text-align="justify"/>
    </style:style>
    <style:style style:name="T285" style:parent-style-name="Основнойшрифтабзаца" style:family="text">
      <style:text-properties style:font-name="Times New Roman" style:language-asian="ru" style:country-asian="RU"/>
    </style:style>
    <style:style style:name="T286" style:parent-style-name="Основнойшрифтабзаца" style:family="text">
      <style:text-properties style:font-name="Times New Roman" style:language-asian="ru" style:country-asian="RU"/>
    </style:style>
    <style:style style:name="P287" style:parent-style-name="Standard" style:list-style-name="WW8Num12" style:family="paragraph">
      <style:paragraph-properties fo:text-align="justify"/>
    </style:style>
    <style:style style:name="T288" style:parent-style-name="Основнойшрифтабзаца" style:family="text">
      <style:text-properties style:font-name="Times New Roman" style:language-asian="ru" style:country-asian="RU"/>
    </style:style>
    <style:style style:name="P289" style:parent-style-name="PreformattedText" style:list-style-name="WW8Num12" style:family="paragraph">
      <style:paragraph-properties fo:text-align="justify"/>
      <style:text-properties style:font-name="Times New Roman"/>
    </style:style>
    <style:style style:name="P290" style:parent-style-name="PreformattedText" style:list-style-name="WW8Num12" style:family="paragraph">
      <style:paragraph-properties style:snap-to-layout-grid="false" fo:text-align="justify"/>
      <style:text-properties style:font-name="Times New Roman" fo:font-size="12pt" style:font-size-asian="12pt" style:font-size-complex="12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Standard" style:family="paragraph">
      <style:paragraph-properties fo:text-align="center"/>
      <style:text-properties style:font-name="Times New Roman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Standard" style:list-style-name="WW8Num13" style:family="paragraph"/>
    <style:style style:name="T296" style:parent-style-name="Основнойшрифтабзаца" style:family="text">
      <style:text-properties style:font-name="Times New Roman" style:language-asian="ru" style:country-asian="RU"/>
    </style:style>
    <style:style style:name="T297" style:parent-style-name="Основнойшрифтабзаца" style:family="text">
      <style:text-properties style:font-name="Times New Roman" style:language-asian="ru" style:country-asian="RU"/>
    </style:style>
    <style:style style:name="P298" style:parent-style-name="Standard" style:list-style-name="WW8Num13" style:family="paragraph"/>
    <style:style style:name="T299" style:parent-style-name="Основнойшрифтабзаца" style:family="text">
      <style:text-properties style:font-name="Times New Roman" style:language-asian="ru" style:country-asian="RU"/>
    </style:style>
    <style:style style:name="P300" style:parent-style-name="PreformattedText" style:list-style-name="WW8Num13" style:family="paragraph">
      <style:paragraph-properties fo:text-align="justify"/>
      <style:text-properties style:font-name="Times New Roman"/>
    </style:style>
    <style:style style:name="P301" style:parent-style-name="PreformattedText" style:list-style-name="WW8Num13" style:family="paragraph">
      <style:paragraph-properties fo:text-align="justify"/>
      <style:text-properties style:font-name="Times New Roman"/>
    </style:style>
    <style:style style:name="P302" style:parent-style-name="PreformattedText" style:list-style-name="WW8Num13" style:family="paragraph">
      <style:paragraph-properties fo:text-align="justify"/>
    </style:style>
    <style:style style:name="T30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30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Standard" style:family="paragraph">
      <style:paragraph-properties style:snap-to-layout-grid="false" fo:text-align="center"/>
      <style:text-properties style:font-name="Times New Roman" style:language-asian="ru" style:country-asian="RU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Standard" style:list-style-name="WW8Num4" style:family="paragraph"/>
    <style:style style:name="T310" style:parent-style-name="Основнойшрифтабзаца" style:family="text">
      <style:text-properties style:font-name="Times New Roman" style:language-asian="ru" style:country-asian="RU"/>
    </style:style>
    <style:style style:name="P311" style:parent-style-name="Standard" style:list-style-name="WW8Num4" style:family="paragraph"/>
    <style:style style:name="T312" style:parent-style-name="Основнойшрифтабзаца" style:family="text">
      <style:text-properties style:font-name="Times New Roman" style:language-asian="ru" style:country-asian="RU"/>
    </style:style>
    <style:style style:name="P313" style:parent-style-name="PreformattedText" style:list-style-name="WW8Num4" style:family="paragraph">
      <style:text-properties style:font-name="Times New Roman"/>
    </style:style>
    <style:style style:name="P314" style:parent-style-name="PreformattedText" style:list-style-name="WW8Num4" style:family="paragraph">
      <style:text-properties style:font-name="Times New Roman"/>
    </style:style>
    <style:style style:name="P315" style:parent-style-name="PreformattedText" style:list-style-name="WW8Num4" style:family="paragraph">
      <style:text-properties style:font-name="Times New Roman"/>
    </style:style>
    <style:style style:name="P316" style:parent-style-name="PreformattedText" style:list-style-name="WW8Num4" style:family="paragraph"/>
    <style:style style:name="T317" style:parent-style-name="Основнойшрифтабзаца" style:family="text">
      <style:text-properties style:font-name="Times New Roman" style:language-asian="ru" style:country-asian="RU"/>
    </style:style>
    <style:style style:name="T318" style:parent-style-name="Основнойшрифтабзаца" style:family="text">
      <style:text-properties style:font-name="Times New Roman" style:language-asian="ru" style:country-asian="RU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Standard" style:family="paragraph">
      <style:paragraph-properties fo:text-align="center"/>
      <style:text-properties style:font-name="Times New Roma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Standard" style:list-style-name="WW8Num4" style:family="paragraph"/>
    <style:style style:name="T324" style:parent-style-name="Основнойшрифтабзаца" style:family="text">
      <style:text-properties style:font-name="Times New Roman" style:language-asian="ru" style:country-asian="RU"/>
    </style:style>
    <style:style style:name="P325" style:parent-style-name="Standard" style:list-style-name="WW8Num4" style:family="paragraph"/>
    <style:style style:name="T326" style:parent-style-name="Основнойшрифтабзаца" style:family="text">
      <style:text-properties style:font-name="Times New Roman" style:language-asian="ru" style:country-asian="RU"/>
    </style:style>
    <style:style style:name="P327" style:parent-style-name="PreformattedText" style:list-style-name="WW8Num4" style:family="paragraph">
      <style:text-properties style:font-name="Times New Roman"/>
    </style:style>
    <style:style style:name="P328" style:parent-style-name="PreformattedText" style:list-style-name="WW8Num4" style:family="paragraph"/>
    <style:style style:name="T329" style:parent-style-name="Основнойшрифтабзаца" style:family="text">
      <style:text-properties style:font-name="Times New Roman"/>
    </style:style>
    <style:style style:name="P330" style:parent-style-name="PreformattedText" style:list-style-name="WW8Num4" style:family="paragraph"/>
    <style:style style:name="T331" style:parent-style-name="Основнойшрифтабзаца" style:family="text">
      <style:text-properties style:font-name="Times New Roman" style:language-asian="ru" style:country-asian="RU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Times New Roma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Standard" style:list-style-name="WW8Num4" style:family="paragraph"/>
    <style:style style:name="T337" style:parent-style-name="Основнойшрифтабзаца" style:family="text">
      <style:text-properties style:font-name="Times New Roman" style:language-asian="ru" style:country-asian="RU"/>
    </style:style>
    <style:style style:name="T338" style:parent-style-name="Основнойшрифтабзаца" style:family="text">
      <style:text-properties style:font-name="Times New Roman" style:language-asian="ru" style:country-asian="RU"/>
    </style:style>
    <style:style style:name="P339" style:parent-style-name="Textbody" style:list-style-name="WW8Num4" style:family="paragraph">
      <style:paragraph-properties fo:margin-bottom="0in"/>
      <style:text-properties style:font-name="Times New Roman"/>
    </style:style>
    <style:style style:name="P340" style:parent-style-name="PreformattedText" style:list-style-name="WW8Num4" style:family="paragraph">
      <style:text-properties style:font-name="Times New Roman"/>
    </style:style>
    <style:style style:name="P341" style:parent-style-name="PreformattedText" style:list-style-name="WW8Num4" style:family="paragraph">
      <style:text-properties style:font-name="Times New Roman"/>
    </style:style>
    <style:style style:name="P342" style:parent-style-name="PreformattedText" style:list-style-name="WW8Num4" style:family="paragraph">
      <style:text-properties style:font-name="Times New Roman" fo:font-size="12pt" style:font-size-asian="12pt" style:font-size-complex="12pt"/>
    </style:style>
    <style:style style:name="P343" style:parent-style-name="Standard" style:family="paragraph">
      <style:text-properties style:font-name="Times New Roman" style:language-asian="ru" style:country-asian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1</text:p>
          </table:table-cell>
          <table:table-cell table:style-name="TableCell7">
            <text:list text:style-name="WW8Num10" text:continue-numbering="true">
              <text:list-item>
                <text:p text:style-name="P8"><text:span text:style-name="T9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10">Создайте основные файлы темы (index.php, header.php, footer.php, style.css, functions.php).Подключите файлы header.php и footer.php в index.php</text:p>
              </text:list-item>
              <text:list-item>
                <text:p text:style-name="P11">Создайте шаблоны страниц: о нас, новости, контакты в произвольных файлах и добавьте их на сайта.</text:p>
              </text:list-item>
              <text:list-item>
                <text:p text:style-name="P12">Зарегистрируйте новое меню с выводом ссылок на страници сайта в functions.php.Выведите меню в header.php с помощью функции wp_nav_menu().Создайте несколько страниц и добавьте их в меню через админку WordPress.</text:p>
              </text:list-item>
            </text:list>
          </table:table-cell>
        </table:table-row>
        <table:table-row table:style-name="TableRow13">
          <table:table-cell table:style-name="TableCell14">
            <text:p text:style-name="P15">2</text:p>
          </table:table-cell>
          <table:table-cell table:style-name="TableCell16">
            <text:list text:style-name="WW8Num7" text:continue-numbering="true">
              <text:list-item>
                <text:p text:style-name="P17"><text:span text:style-name="T18">Выполните стандартные действия по установке и<text:s/></text:span><text:span text:style-name="T19">настройке WordPress. Подготовьте базу данных для новой темы.</text:span></text:p>
              </text:list-item>
              <text:list-item>
                <text:p text:style-name="P20"><text:span text:style-name="T21">Создайте файлы<text:s/></text:span><text:span text:style-name="T22">index.php</text:span><text:span text:style-name="T23">,<text:s/></text:span><text:span text:style-name="T24">category.php</text:span><text:span text:style-name="T25">,<text:s/></text:span><text:span text:style-name="T26">single.php</text:span><text:span text:style-name="T27">,<text:s/></text:span><text:span text:style-name="T28">header.php</text:span><text:span text:style-name="T29">,<text:s/></text:span><text:span text:style-name="T30">footer.php</text:span><text:span text:style-name="T31">,<text:s/></text:span><text:span text:style-name="T32">style.css</text:span><text:span text:style-name="T33">,<text:s/></text:span><text:span text:style-name="T34">functions.php</text:span><text:span text:style-name="T35">.Подключите файлы<text:s/></text:span><text:span text:style-name="T36">header.php</text:span><text:span text:style-name="T37"><text:s/>и<text:s/></text:span><text:span text:style-name="T38">footer.php</text:span><text:span text:style-name="T39"><text:s/>в соответствующие места</text:span></text:p>
              </text:list-item>
              <text:list-item>
                <text:p text:style-name="P40"><text:span text:style-name="T41">В файле<text:s/></text:span><text:span text:style-name="T42">category.php</text:span><text:span text:style-name="T43"><text:s/>создайте</text:span><text:span text:style-name="T44"><text:s/>шаблон для отображения записей по выбранной категории используя функцию<text:s/></text:span><text:span text:style-name="T45">get_the_category()</text:span><text:span text:style-name="T46">.</text:span></text:p>
              </text:list-item>
              <text:list-item>
                <text:p text:style-name="P47"><text:span text:style-name="T48">Добавьте постраничную навигацию с помощью функций<text:s/></text:span><text:span text:style-name="T49">previous_posts_link()</text:span><text:span text:style-name="T50"><text:s/>и<text:s/></text:span><text:span text:style-name="T51">next_posts_link()</text:span></text:p>
              </text:list-item>
            </text:list>
          </table:table-cell>
        </table:table-row>
        <table:table-row table:style-name="TableRow52">
          <table:table-cell table:style-name="TableCell53">
            <text:p text:style-name="P54">3</text:p>
          </table:table-cell>
          <table:table-cell table:style-name="TableCell55">
            <text:list text:style-name="WW8Num9" text:continue-numbering="true">
              <text:list-item>
                <text:p text:style-name="P56"><text:span text:style-name="T57">Выполните стандартные действия по установке и настройке<text:s/></text:span><text:span text:style-name="T58">WordPress. Подготовьте базу данных для новой темы.</text:span></text:p>
              </text:list-item>
              <text:list-item>
                <text:p text:style-name="P59">Создайте файлы index.php, sidebar.php, header.php, single.php, footer.php, style.css, functions.php.Подключите файлы header.php, footer.php и sidebar.php во все нужные места.</text:p>
              </text:list-item>
              <text:list-item>
                <text:p text:style-name="P60">Добавте рубрику «важные».</text:p>
              </text:list-item>
              <text:list-item>
                <text:p text:style-name="P61">В файле single.php реализуйте вывод даты, названия, автоа, рубрики поста.</text:p>
              </text:list-item>
              <text:list-item>
                <text:p text:style-name="P62">В файле functions.php зарегистрируйте новый сайдбар с помощью функции register_sidebar().</text:p>
              </text:list-item>
              <text:list-item>
                <text:p text:style-name="P63">На главной странице сделать вывод всех постов в виде: название, автор,дата.</text:p>
              </text:list-item>
              <text:list-item>
                <text:p text:style-name="P64">В файле sidebar.php<text:s/>реализуйте вывод постов по рубрике «выжные».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>4</text:p>
          </table:table-cell>
          <table:table-cell table:style-name="TableCell68">
            <text:list text:style-name="LFO27" text:continue-numbering="true">
              <text:list-item>
                <text:p text:style-name="P69"><text:span text:style-name="T70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71">Создайте файлы index.php, archive.php, single.php, header.php, footer.php, style.css, functions.php.Подключите файлы header.php и footer.php ко всем необходимым страницам.</text:p>
              </text:list-item>
            </text:list>
            <text:list text:style-name="LFO28" text:continue-numbering="true">
              <text:list-item>
                <text:p text:style-name="P72">В файле archive.php создайте шаблоны для отображения записей по месяцам, годам и числам в зависимости от запроса.Используйте функции the_archive_title() и<text:s/>the_archive_description() для вывода заголовка и описания архива.</text:p>
              </text:list-item>
              <text:list-item>
                <text:p text:style-name="P73"><text:span text:style-name="T74">Добавьте ссылки на архивы месяцев, годов. Чисел в header.php или sidebar.php.</text:span></text:p>
              </text:list-item>
            </text:list>
          </table:table-cell>
        </table:table-row>
        <table:table-row table:style-name="TableRow75">
          <table:table-cell table:style-name="TableCell76">
            <text:p text:style-name="P77">5</text:p>
          </table:table-cell>
          <table:table-cell table:style-name="TableCell78">
            <text:list text:style-name="WW8Num18" text:continue-numbering="true">
              <text:list-item>
                <text:p text:style-name="P79"><text:span text:style-name="T80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81"><text:span text:style-name="T82">Со</text:span><text:span text:style-name="T83">здайте файлы index.php, search.php, searchform.php, header.php, footer.php, style.css, functions.php. Подключите файлы header.php и footer.php во все нужные страницы.</text:span></text:p>
              </text:list-item>
              <text:list-item>
                <text:p text:style-name="P84"><text:span text:style-name="T85">В файле header.php добавьте форму поиска с использованием функции get_search_form().</text:span></text:p>
              </text:list-item>
              <text:list-item>
                <text:p text:style-name="P86"><text:span text:style-name="T87">В фа</text:span><text:span text:style-name="T88">йле search.php создайте шаблон для отображения результатов поиска.Используйте цикл WP_Query для получения и вывода найденных записей.</text:span></text:p>
              </text:list-item>
            </text:list>
          </table:table-cell>
        </table:table-row>
        <text:soft-page-break/>
        <table:table-row table:style-name="TableRow89">
          <table:table-cell table:style-name="TableCell90">
            <text:p text:style-name="P91">6</text:p>
          </table:table-cell>
          <table:table-cell table:style-name="TableCell92">
            <text:list text:style-name="WW8Num23" text:continue-numbering="true">
              <text:list-item>
                <text:p text:style-name="P93"><text:span text:style-name="T94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95"><text:span text:style-name="T96">Создайте файлы<text:s/></text:span><text:span text:style-name="T97">index.php</text:span><text:span text:style-name="T98">,<text:s/></text:span><text:span text:style-name="T99">header.php</text:span><text:span text:style-name="T100">,<text:s/></text:span><text:span text:style-name="T101">footer.php</text:span><text:span text:style-name="T102">,<text:s/></text:span><text:span text:style-name="T103">style.css</text:span><text:span text:style-name="T104">,<text:s/></text:span><text:span text:style-name="T105">functions.php</text:span><text:span text:style-name="T106">.Подключите файлы<text:s/></text:span><text:span text:style-name="T107">header.php</text:span><text:span text:style-name="T108"><text:s/>и<text:s/></text:span><text:span text:style-name="T109">footer.php</text:span><text:span text:style-name="T110"><text:s/>ко всем нужным страницам.</text:span></text:p>
              </text:list-item>
              <text:list-item>
                <text:p text:style-name="P111"><text:span text:style-name="T112">В файле<text:s/></text:span><text:span text:style-name="T113">functions.php</text:span><text:span text:style-name="T114"><text:s/>зарегистрируйте новую таксономию рейтинг с помощью функции<text:s/></text:span><text:span text:style-name="T115">register_taxonomy()</text:span><text:span text:style-name="T116">.</text:span></text:p>
              </text:list-item>
              <text:list-item>
                <text:p text:style-name="P117"><text:span text:style-name="T118">В файле<text:s/></text:span><text:span text:style-name="T119">index</text:span><text:span text:style-name="T120">.php</text:span><text:span text:style-name="T121"><text:s/>создайте шаблон для отображения названия, даты, автора и рейтинга записи, относящихся к выбранной таксономии функцией<text:s/></text:span><text:span text:style-name="T122">get_terms()</text:span><text:span text:style-name="T123">.</text:span></text:p>
              </text:list-item>
            </text:list>
          </table:table-cell>
        </table:table-row>
        <table:table-row table:style-name="TableRow124">
          <table:table-cell table:style-name="TableCell125">
            <text:p text:style-name="P126">7</text:p>
          </table:table-cell>
          <table:table-cell table:style-name="TableCell127">
            <text:list text:style-name="WW8Num1" text:continue-numbering="true">
              <text:list-item>
                <text:p text:style-name="P128"><text:span text:style-name="T129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130"><text:span text:style-name="T131">Созда</text:span><text:span text:style-name="T132">йте файлы<text:s/></text:span><text:span text:style-name="T133">index.php</text:span><text:span text:style-name="T134">,<text:s/></text:span><text:span text:style-name="T135">header.php</text:span><text:span text:style-name="T136">,<text:s/></text:span><text:span text:style-name="T137">footer.php</text:span><text:span text:style-name="T138">,<text:s/></text:span><text:span text:style-name="T139">style.css</text:span><text:span text:style-name="T140">,<text:s/></text:span><text:span text:style-name="T141">functions.php</text:span><text:span text:style-name="T142">.Подключите файлы<text:s/></text:span><text:span text:style-name="T143">header.php</text:span><text:span text:style-name="T144"><text:s/>и<text:s/></text:span><text:span text:style-name="T145">footer.php</text:span><text:span text:style-name="T146"><text:s/>во все нужные страницы.</text:span></text:p>
              </text:list-item>
              <text:list-item>
                <text:p text:style-name="P147"><text:span text:style-name="T148">В файле<text:s/></text:span><text:span text:style-name="T149">functions.php</text:span><text:span text:style-name="T150"><text:s/>зарегистрируйте новый тип записи book с помощью функции<text:s/></text:span><text:span text:style-name="T151">register_post_type()</text:span><text:span text:style-name="T152">.</text:span></text:p>
              </text:list-item>
              <text:list-item>
                <text:p text:style-name="P153">В файле<text:s/>создайте шаблон для отображения списка записей нового типа.В файле реализуйте вывод одной записи с выводом название, дату, автора записей типа book.</text:p>
              </text:list-item>
            </text:list>
          </table:table-cell>
        </table:table-row>
        <table:table-row table:style-name="TableRow154">
          <table:table-cell table:style-name="TableCell155">
            <text:p text:style-name="P156">8</text:p>
          </table:table-cell>
          <table:table-cell table:style-name="TableCell157">
            <text:list text:style-name="WW8Num16" text:continue-numbering="true">
              <text:list-item>
                <text:p text:style-name="P158"><text:span text:style-name="T159">Выполните стандартные действия по установке и настройке WordPress. Подготовьте базу данных для новой тем</text:span><text:span text:style-name="T160">ы.</text:span></text:p>
              </text:list-item>
              <text:list-item>
                <text:p text:style-name="P161"><text:span text:style-name="T162">Создайте файлы index.php, single.php, header.php, footer.php, style.css, functions.php. Подключите файлы header.php и footer.php во все нужные страницы.</text:span></text:p>
              </text:list-item>
              <text:list-item>
                <text:p text:style-name="P163"><text:span text:style-name="T164">В файле single.php создайте кастомную функцию для постраничной навигации.Используйте функции paginat</text:span><text:span text:style-name="T165">e_links() и get_pagenum_link() для генерации ссылок на страницы.</text:span></text:p>
              </text:list-item>
              <text:list-item>
                <text:p text:style-name="P166">В файле index.php подключите созданную функцию пагинации.Убедитесь, что пагинация работает корректно и отображается на всех страницах с большим количеством записей.</text:p>
              </text:list-item>
            </text:list>
          </table:table-cell>
        </table:table-row>
        <table:table-row table:style-name="TableRow167">
          <table:table-cell table:style-name="TableCell168">
            <text:p text:style-name="P169">9</text:p>
          </table:table-cell>
          <table:table-cell table:style-name="TableCell170">
            <text:list text:style-name="WW8Num8" text:continue-numbering="true">
              <text:list-item>
                <text:p text:style-name="P171"><text:span text:style-name="T172">Выполните<text:s/></text:span><text:span text:style-name="T173">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174">Создайте простую тему WordPress, которая будет отображать статическую страницу "О нас". Страница должна содержать текстовое описание компании и контактную информацию.</text:p>
              </text:list-item>
              <text:list-item>
                <text:p text:style-name="P175">Установите базовую структуру темы (файлы index.php, header.php, footer.php).Настройте заголовок сайта и меню навигации.Создайте файл about.php для отображения страницы "О нас".</text:p>
              </text:list-item>
            </text:list>
          </table:table-cell>
        </table:table-row>
        <table:table-row table:style-name="TableRow176">
          <table:table-cell table:style-name="TableCell177">
            <text:p text:style-name="P178">10</text:p>
          </table:table-cell>
          <table:table-cell table:style-name="TableCell179">
            <text:list text:style-name="WW8Num19" text:continue-numbering="true">
              <text:list-item>
                <text:p text:style-name="P180"><text:span text:style-name="T181">Выполните стандартные действия по установке и настройке<text:s/></text:span><text:span text:style-name="T182">WordPress. Подготовьте базу данных для новой темы.</text:span></text:p>
              </text:list-item>
              <text:list-item>
                <text:p text:style-name="P183">Разработайте тему для блога, включающую главную страницу с последними записями и отдельную страницу для каждой записи.Создайте файлы index.php и single.php.</text:p>
              </text:list-item>
              <text:list-item>
                <text:p text:style-name="P184">Настройте цикл вывода записей на главной<text:s/>странице. Реализуйте вывод полей записи: название, дата, автор записи, тип записи на отдельной странице.</text:p>
              </text:list-item>
            </text:list>
          </table:table-cell>
        </table:table-row>
        <table:table-row table:style-name="TableRow185">
          <table:table-cell table:style-name="TableCell186">
            <text:p text:style-name="P187">11</text:p>
          </table:table-cell>
          <table:table-cell table:style-name="TableCell188">
            <text:list text:style-name="WW8Num6" text:continue-numbering="true">
              <text:list-item>
                <text:p text:style-name="P189"><text:span text:style-name="T190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191">Создайте тему для вывода данных записей<text:s/>с проверкой типа.</text:p>
              </text:list-item>
              <text:list-item>
                <text:p text:style-name="P192">Создайте файл index.php с кодом вывода названия поста, автора поста, дата создания поста, при условии что тип рабен пост выводить содержание поста.</text:p>
              </text:list-item>
            </text:list>
          </table:table-cell>
        </table:table-row>
        <table:table-row table:style-name="TableRow193">
          <table:table-cell table:style-name="TableCell194">
            <text:p text:style-name="P195">12</text:p>
          </table:table-cell>
          <table:table-cell table:style-name="TableCell196">
            <text:list text:style-name="WW8Num11" text:continue-numbering="true">
              <text:list-item>
                <text:p text:style-name="P197"><text:span text:style-name="T198">Выполните стандартные действия по установке и настройке WordPress.<text:s/></text:span><text:span text:style-name="T199">Подготовьте базу данных для новой темы.</text:span></text:p>
              </text:list-item>
              <text:list-item>
                <text:p text:style-name="P200">Разработайте тему для интернет-магазина с простой витриной товаров.</text:p>
              </text:list-item>
              <text:list-item>
                <text:p text:style-name="P201">Витрина должна содержать список товаров с кратким описанием и ценой.Создайте файлы index.php и single.php.</text:p>
              </text:list-item>
              <text:list-item>
                <text:p text:style-name="P202">Добавить поля товара: цена, колличество для записей типа пост.</text:p>
              </text:list-item>
              <text:list-item>
                <text:p text:style-name="P203">Настройте вывод списка товаров на главной странице.</text:p>
              </text:list-item>
              <text:list-item>
                <text:p text:style-name="P204">Реализуйте детальный просмотр товара на отдельной странице.</text:p>
              </text:list-item>
            </text:list>
          </table:table-cell>
        </table:table-row>
        <text:soft-page-break/>
        <table:table-row table:style-name="TableRow205">
          <table:table-cell table:style-name="TableCell206">
            <text:p text:style-name="P207">13</text:p>
          </table:table-cell>
          <table:table-cell table:style-name="TableCell208">
            <text:list text:style-name="WW8Num22" text:continue-numbering="true">
              <text:list-item>
                <text:p text:style-name="P209"><text:span text:style-name="T210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211">Создайте тему для корпоративного сайта с главной страницей, содержащей блок последних новостей,блок услуг.Создайте файлы index.php, style.css, single.php.</text:p>
              </text:list-item>
              <text:list-item>
                <text:p text:style-name="P212">Настройте вывод блока новостей на главной странице и блок популярных услуг. Реализуйте страницу с услугами.</text:p>
              </text:list-item>
            </text:list>
          </table:table-cell>
        </table:table-row>
        <table:table-row table:style-name="TableRow213">
          <table:table-cell table:style-name="TableCell214">
            <text:p text:style-name="P215">14</text:p>
          </table:table-cell>
          <table:table-cell table:style-name="TableCell216">
            <text:list text:style-name="WW8Num22" text:continue-numbering="true">
              <text:list-item>
                <text:p text:style-name="P217"><text:span text:style-name="T218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219">Создайте тему для сайта кулинарных рецептов с функцией поиска по ингредиентам.Создайте файлы index.php, searchform.php, search.php и sigle.php.</text:p>
              </text:list-item>
              <text:list-item>
                <text:p text:style-name="P220">На записи типа пост добавте поля: колличество ингридиентов, время приготовления, сложность готовки.</text:p>
              </text:list-item>
            </text:list>
          </table:table-cell>
        </table:table-row>
        <table:table-row table:style-name="TableRow221">
          <table:table-cell table:style-name="TableCell222">
            <text:p text:style-name="P223">15</text:p>
          </table:table-cell>
          <table:table-cell table:style-name="TableCell224">
            <text:list text:style-name="WW8Num25" text:continue-numbering="true">
              <text:list-item>
                <text:p text:style-name="P225"><text:span text:style-name="T226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227">Создайте тему для новостного<text:s/>портала с возможностью комментирования записей. Создайте файлы index.php, sigle.php.</text:p>
              </text:list-item>
              <text:list-item>
                <text:p text:style-name="P228">В index.php сделайте вывод всех постов. В sigle.php сделайте вывод информации поста: название, дата создания, имя автора, шаблон коментариев.</text:p>
              </text:list-item>
              <text:list-item>
                <text:p text:style-name="P229">Настройте работу<text:s/>комментариев под записями.</text:p>
              </text:list-item>
            </text:list>
          </table:table-cell>
        </table:table-row>
        <table:table-row table:style-name="TableRow230">
          <table:table-cell table:style-name="TableCell231">
            <text:p text:style-name="P232">16</text:p>
          </table:table-cell>
          <table:table-cell table:style-name="TableCell233">
            <text:list text:style-name="WW8Num17" text:continue-numbering="true">
              <text:list-item>
                <text:p text:style-name="P234"><text:span text:style-name="T235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236"><text:span text:style-name="T237">Разработайте тему для галереи фотографий с возможностью сортировки по альбомам и меткам.Создайте файлы index.php, styl</text:span><text:span text:style-name="T238">e.css, single.php</text:span></text:p>
              </text:list-item>
              <text:list-item>
                <text:p text:style-name="P239">Для Настройте сортировку фотографий по альбомам и меткам. Реализуйте простой интерфейс для вывода галереи.</text:p>
              </text:list-item>
            </text:list>
          </table:table-cell>
        </table:table-row>
        <table:table-row table:style-name="TableRow240">
          <table:table-cell table:style-name="TableCell241">
            <text:p text:style-name="P242">17</text:p>
          </table:table-cell>
          <table:table-cell table:style-name="TableCell243">
            <text:list text:style-name="WW8Num14" text:continue-numbering="true">
              <text:list-item>
                <text:p text:style-name="P244"><text:span text:style-name="T245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246">Создайте файлы<text:s/>index.php, header.php, footer.php, style.css, functions.php.Подключите файлы header.php и footer.php в index.php.</text:p>
              </text:list-item>
              <text:list-item>
                <text:p text:style-name="P247">Разделите index.php на несколько секций: приветствие, информация о компании, контакты.</text:p>
              </text:list-item>
              <text:list-item>
                <text:p text:style-name="P248">Для каждой секции добавьте соответствующий контент.</text:p>
              </text:list-item>
              <text:list-item>
                <text:p text:style-name="P249">Создайте простое меню навигации в header.php, которое будет ссылаться на разные секции главной страницы.</text:p>
              </text:list-item>
            </text:list>
          </table:table-cell>
        </table:table-row>
        <table:table-row table:style-name="TableRow250">
          <table:table-cell table:style-name="TableCell251">
            <text:p text:style-name="P252">18</text:p>
          </table:table-cell>
          <table:table-cell table:style-name="TableCell253">
            <text:list text:style-name="WW8Num15" text:continue-numbering="true">
              <text:list-item>
                <text:p text:style-name="P254"><text:span text:style-name="T255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256">Создайте основные файлы темы<text:s/>index.php, header.php, footer.php, style.css, functions.php.Подключите файлы header.php и footer.php в index.php.В файле</text:p>
              </text:list-item>
              <text:list-item>
                <text:p text:style-name="P257">index.php создайте цикл для вывода последних записей.Отобразите заголовок, дату публикации и краткое содержание каждой записи</text:p>
              </text:list-item>
              <text:list-item>
                <text:p text:style-name="P258">Страница<text:s/>отдельной записи:Создайте файл single.php для отображения полной версии записи.Включите в него необходимые теги шаблона для вывода содержимого записи.</text:p>
              </text:list-item>
            </text:list>
          </table:table-cell>
        </table:table-row>
        <table:table-row table:style-name="TableRow259">
          <table:table-cell table:style-name="TableCell260">
            <text:p text:style-name="P261">19</text:p>
          </table:table-cell>
          <table:table-cell table:style-name="TableCell262">
            <text:list text:style-name="WW8Num5" text:continue-numbering="true">
              <text:list-item>
                <text:p text:style-name="P263"><text:span text:style-name="T264">Выполните стандартные действия по установке и настройке WordPress. Подготовьте базу данных для новой<text:s/></text:span><text:span text:style-name="T265">темы.</text:span></text:p>
              </text:list-item>
              <text:list-item>
                <text:p text:style-name="P266">Создайте файлы index.php, style.css.Подключите файлы header.php и footer.php во все нужные места.</text:p>
              </text:list-item>
              <text:list-item>
                <text:p text:style-name="P267">В файле index.php сделайте вывод данных пользователя функцией get_userdate()</text:p>
              </text:list-item>
            </text:list>
          </table:table-cell>
        </table:table-row>
        <table:table-row table:style-name="TableRow268">
          <table:table-cell table:style-name="TableCell269">
            <text:p text:style-name="P270">20</text:p>
          </table:table-cell>
          <table:table-cell table:style-name="TableCell271">
            <text:list text:style-name="WW8Num24" text:continue-numbering="true">
              <text:list-item>
                <text:p text:style-name="P272"><text:span text:style-name="T273">Выполните стандартные действия по установке и настройке<text:s/></text:span><text:span text:style-name="T274">WordPress.<text:s/></text:span><text:soft-page-break/><text:span text:style-name="T275">Подготовьте базу данных для новой темы.</text:span></text:p>
              </text:list-item>
              <text:list-item>
                <text:p text:style-name="P276">Создайте файлы index.php, single.php, header.php, footer.php, style.css, functions.php.Подключите файлы header.php и footer.php во все нужные места.</text:p>
              </text:list-item>
              <text:list-item>
                <text:p text:style-name="P277">К записям типа пост добавить поля url проекта, язык проекта, версия проекта.</text:p>
              </text:list-item>
              <text:list-item>
                <text:p text:style-name="P278">В файле index.php разместите краткую информацию о себе и ссылки на проекты.</text:p>
              </text:list-item>
              <text:list-item>
                <text:p text:style-name="P279">Отдельная страница проекта:В файле single.php реализуйте детальное представление каждого проекта с описанием и изображениями.</text:p>
              </text:list-item>
            </text:list>
          </table:table-cell>
        </table:table-row>
        <text:soft-page-break/>
        <table:table-row table:style-name="TableRow280">
          <table:table-cell table:style-name="TableCell281">
            <text:p text:style-name="P282">21</text:p>
          </table:table-cell>
          <table:table-cell table:style-name="TableCell283">
            <text:list text:style-name="WW8Num12" text:continue-numbering="true">
              <text:list-item>
                <text:p text:style-name="P284"><text:span text:style-name="T285">Выполните<text:s/></text:span><text:span text:style-name="T286">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287"><text:span text:style-name="T288">Создайте тему с простым отображением статической информации</text:span></text:p>
              </text:list-item>
              <text:list-item>
                <text:p text:style-name="P289">Создайте файлы index.php, style.css</text:p>
              </text:list-item>
              <text:list-item>
                <text:p text:style-name="P290">В файле index.php реализуйте вывод статической иформации</text:p>
              </text:list-item>
            </text:list>
          </table:table-cell>
        </table:table-row>
        <table:table-row table:style-name="TableRow291">
          <table:table-cell table:style-name="TableCell292">
            <text:p text:style-name="P293">22</text:p>
          </table:table-cell>
          <table:table-cell table:style-name="TableCell294">
            <text:list text:style-name="WW8Num13" text:continue-numbering="true">
              <text:list-item>
                <text:p text:style-name="P295"><text:span text:style-name="T296">Вы</text:span><text:span text:style-name="T297">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298"><text:span text:style-name="T299">Создайте тему с новостной лентой</text:span></text:p>
              </text:list-item>
              <text:list-item>
                <text:p text:style-name="P300">Создайте файлы index.php, archive.php, single.php, header.php, footer.php, style.css,<text:s/>functions.php.Подключите файлы header.php и footer.php во все нужные страницы.</text:p>
              </text:list-item>
              <text:list-item>
                <text:p text:style-name="P301">В файле index.php выведите последние новости в виде ленты с заголовком, кратким содержанием и ссылкой на полную версию.</text:p>
              </text:list-item>
              <text:list-item>
                <text:p text:style-name="P302"><text:span text:style-name="T303">В файле single.php реализуйте отображение полной версии с</text:span><text:span text:style-name="T304">татьи.</text:span></text:p>
              </text:list-item>
            </text:list>
          </table:table-cell>
        </table:table-row>
        <table:table-row table:style-name="TableRow305">
          <table:table-cell table:style-name="TableCell306">
            <text:p text:style-name="P307">23</text:p>
          </table:table-cell>
          <table:table-cell table:style-name="TableCell308">
            <text:list text:style-name="WW8Num4" text:continue-numbering="true">
              <text:list-item>
                <text:p text:style-name="P309"><text:span text:style-name="T310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311"><text:span text:style-name="T312">Создайте тему с витриной товаров.</text:span></text:p>
              </text:list-item>
              <text:list-item>
                <text:p text:style-name="P313">Создайте файлы index.php, single.php header.php, footer.php, style.css, functions.php.Подключите файлы header.php и footer.php ко всем нужным страницам.</text:p>
              </text:list-item>
              <text:list-item>
                <text:p text:style-name="P314">К записям типа пост добавте поля товара цену количество</text:p>
              </text:list-item>
              <text:list-item>
                <text:p text:style-name="P315">В файле index.php создайте витрину товаров с карточками продуктов, включая изображение, название, цену, количество</text:p>
              </text:list-item>
              <text:list-item>
                <text:p text:style-name="P316"><text:span text:style-name="T317">В файле single.php<text:s/></text:span><text:span text:style-name="T318">реализуйте подробное описание товара</text:span></text:p>
              </text:list-item>
            </text:list>
          </table:table-cell>
        </table:table-row>
        <table:table-row table:style-name="TableRow319">
          <table:table-cell table:style-name="TableCell320">
            <text:p text:style-name="P321">24</text:p>
          </table:table-cell>
          <table:table-cell table:style-name="TableCell322">
            <text:list text:style-name="WW8Num4" text:continue-numbering="true">
              <text:list-item>
                <text:p text:style-name="P323"><text:span text:style-name="T324">Выполните 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325"><text:span text:style-name="T326">Создайте тему с расписанием уроков по неделям</text:span></text:p>
              </text:list-item>
              <text:list-item>
                <text:p text:style-name="P327">Создайте файлы index.php, header.php, footer.php, style.css, functions.php.Подключите файлы header.php и footer.php во все нужные страницы.</text:p>
              </text:list-item>
              <text:list-item>
                <text:p text:style-name="P328"><text:span text:style-name="T329">К постам добавте терминологию неделя. Сами посты должны содержать список уроков.</text:span></text:p>
              </text:list-item>
              <text:list-item>
                <text:p text:style-name="P330"><text:span text:style-name="T331">В файле index.php добавте вывод расписания с разделением по неделям</text:span></text:p>
              </text:list-item>
            </text:list>
          </table:table-cell>
        </table:table-row>
        <table:table-row table:style-name="TableRow332">
          <table:table-cell table:style-name="TableCell333">
            <text:p text:style-name="P334">25</text:p>
          </table:table-cell>
          <table:table-cell table:style-name="TableCell335">
            <text:list text:style-name="WW8Num4" text:continue-numbering="true">
              <text:list-item>
                <text:p text:style-name="P336"><text:span text:style-name="T337">Выполните<text:s/></text:span><text:span text:style-name="T338">стандартные действия по установке и настройке WordPress. Подготовьте базу данных для новой темы.</text:span></text:p>
              </text:list-item>
              <text:list-item>
                <text:p text:style-name="P339">Создайте тему с поддержкой отображения похожих постов</text:p>
              </text:list-item>
              <text:list-item>
                <text:p text:style-name="P340">Создайте файлы index.php, header.php, single.php, footer.php, style.css, functions.php.Подключите файлы header.php и footer.php во все нужные страницы.</text:p>
              </text:list-item>
              <text:list-item>
                <text:p text:style-name="P341">В файле index.php добавте вывод всех постов в виде: заголовок с ссылкой на страницу поста, дата создания, автор.</text:p>
              </text:list-item>
              <text:list-item>
                <text:p text:style-name="P342">в файле single.php реализуйте вывод данных поста: заголовок, дата создания, автор, список постов<text:s/>с похожими словами в названии.</text:p>
              </text:list-item>
            </text:list>
          </table:table-cell>
        </table:table-row>
      </table:table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nos" svg:font-family="Tinos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no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WW8Num10z0" style:display-name="WW8Num10z0" style:family="text">
      <style:text-properties fo:font-size="10pt" style:font-size-asian="10pt" fo:language="ru" fo:country="RU"/>
    </style:style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7z0" style:display-name="WW8Num7z0" style:family="text">
      <style:text-properties fo:language="ru" fo:country="RU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WW8Num9z0" style:display-name="WW8Num9z0" style:family="text">
      <style:text-properties style:font-name="Times New Roman" fo:language="ru" fo:country="RU"/>
    </style:style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NumberingSymbols" style:display-name="Numbering Symbols" style:family="text"/>
    <style:style style:name="WW8Num18z0" style:display-name="WW8Num18z0" style:family="text">
      <style:text-properties fo:language="ru" fo:country="RU" style:language-asian="ru" style:country-asian="RU"/>
    </style:style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23z0" style:display-name="WW8Num23z0" style:family="text"/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16z0" style:display-name="WW8Num16z0" style:family="text">
      <style:text-properties fo:language="ru" fo:country="RU" style:language-asian="ru" style:country-asian="RU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19z0" style:display-name="WW8Num19z0" style:family="text">
      <style:text-properties fo:language="ru" fo:country="RU"/>
    </style:style>
    <style:style style:name="WW8Num19z1" style:display-name="WW8Num19z1" style:family="text"/>
    <style:style style:name="WW8Num19z2" style:display-name="WW8Num19z2" style:family="text"/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6z0" style:display-name="WW8Num6z0" style:family="text">
      <style:text-properties fo:language="ru" fo:country="RU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11z0" style:display-name="WW8Num11z0" style:family="text">
      <style:text-properties style:language-asian="ru" style:country-asian="RU"/>
    </style:style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21z0" style:display-name="WW8Num21z0" style:family="text"/>
    <style:style style:name="WW8Num21z1" style:display-name="WW8Num21z1" style:family="text"/>
    <style:style style:name="WW8Num21z2" style:display-name="WW8Num21z2" style:family="text"/>
    <style:style style:name="WW8Num21z3" style:display-name="WW8Num21z3" style:family="text"/>
    <style:style style:name="WW8Num21z4" style:display-name="WW8Num21z4" style:family="text"/>
    <style:style style:name="WW8Num21z5" style:display-name="WW8Num21z5" style:family="text"/>
    <style:style style:name="WW8Num21z6" style:display-name="WW8Num21z6" style:family="text"/>
    <style:style style:name="WW8Num21z7" style:display-name="WW8Num21z7" style:family="text"/>
    <style:style style:name="WW8Num21z8" style:display-name="WW8Num21z8" style:family="text"/>
    <style:style style:name="WW8Num22z0" style:display-name="WW8Num22z0" style:family="text"/>
    <style:style style:name="WW8Num22z1" style:display-name="WW8Num22z1" style:family="text"/>
    <style:style style:name="WW8Num22z2" style:display-name="WW8Num22z2" style:family="text"/>
    <style:style style:name="WW8Num22z3" style:display-name="WW8Num22z3" style:family="text"/>
    <style:style style:name="WW8Num22z4" style:display-name="WW8Num22z4" style:family="text"/>
    <style:style style:name="WW8Num22z5" style:display-name="WW8Num22z5" style:family="text"/>
    <style:style style:name="WW8Num22z6" style:display-name="WW8Num22z6" style:family="text"/>
    <style:style style:name="WW8Num22z7" style:display-name="WW8Num22z7" style:family="text"/>
    <style:style style:name="WW8Num22z8" style:display-name="WW8Num22z8" style:family="text"/>
    <style:style style:name="WW8Num25z0" style:display-name="WW8Num25z0" style:family="text">
      <style:text-properties fo:font-size="12pt" style:font-size-asian="12pt" fo:language="ru" fo:country="RU"/>
    </style:style>
    <style:style style:name="WW8Num25z1" style:display-name="WW8Num25z1" style:family="text"/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17z0" style:display-name="WW8Num17z0" style:family="text">
      <style:text-properties fo:language="ru" fo:country="RU" style:language-asian="ru" style:country-asian="RU"/>
    </style:style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4z0" style:display-name="WW8Num14z0" style:family="text">
      <style:text-properties fo:font-size="12pt" style:font-size-asian="12pt"/>
    </style:style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5z0" style:display-name="WW8Num5z0" style:family="text">
      <style:text-properties fo:language="ru" fo:country="RU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24z0" style:display-name="WW8Num24z0" style:family="text">
      <style:text-properties fo:font-size="12pt" style:font-size-asian="12pt" fo:language="ru" fo:country="RU"/>
    </style:style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12z0" style:display-name="WW8Num12z0" style:family="text">
      <style:text-properties fo:font-size="12pt" style:font-size-asian="12pt"/>
    </style:style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3z0" style:display-name="WW8Num3z0" style:family="text">
      <style:text-properties fo:font-size="14pt" style:font-size-asian="14pt" fo:language="ru" fo:country="RU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13z0" style:display-name="WW8Num13z0" style:family="text">
      <style:text-properties fo:font-size="14pt" style:font-size-asian="14pt" fo:language="ru" fo:country="RU"/>
    </style:style>
    <style:style style:name="WW8Num13z1" style:display-name="WW8Num13z1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/>
    <style:style style:name="WW8Num13z7" style:display-name="WW8Num13z7" style:family="text"/>
    <style:style style:name="WW8Num13z8" style:display-name="WW8Num13z8" style:family="text"/>
    <style:style style:name="WW8Num4z0" style:display-name="WW8Num4z0" style:family="text">
      <style:text-properties fo:font-size="14pt" style:font-size-asian="14pt" fo:language="ru" fo:country="RU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Linenumbering" style:display-name="Line numbering" style:family="text"/>
    <style:style style:name="WW_CharLFO1LVL1" style:family="text">
      <style:text-properties fo:font-size="10pt" style:font-size-asian="10pt" fo:language="ru" fo:country="RU"/>
    </style:style>
    <text:list-style style:name="WW8Num10" style:display-name="WW8Num10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language="ru" fo:country="RU"/>
    </style:style>
    <text:list-style style:name="WW8Num7" style:display-name="WW8Num7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Times New Roman" fo:language="ru" fo:country="RU"/>
    </style:style>
    <text:list-style style:name="WW8Num9" style:display-name="WW8Num9">
      <text:list-level-style-number text:level="1" text:style-name="WW_CharLFO3LVL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style:style style:name="WW_CharLFO4LVL1" style:family="text">
      <style:text-properties fo:language="ru" fo:country="RU" style:language-asian="ru" style:country-asian="RU"/>
    </style:style>
    <text:list-style style:name="WW8Num18" style:display-name="WW8Num18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3" style:display-name="WW8Num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fo:language="ru" fo:country="RU" style:language-asian="ru" style:country-asian="RU"/>
    </style:style>
    <text:list-style style:name="WW8Num16" style:display-name="WW8Num16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fo:language="ru" fo:country="RU"/>
    </style:style>
    <text:list-style style:name="WW8Num19" style:display-name="WW8Num1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fo:language="ru" fo:country="RU"/>
    </style:style>
    <text:list-style style:name="WW8Num6" style:display-name="WW8Num6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language-asian="ru" style:country-asian="RU"/>
    </style:style>
    <text:list-style style:name="WW8Num11" style:display-name="WW8Num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7in" text:min-label-width="0.125in" text:list-level-position-and-space-mode="label-alignment">
          <style:list-level-label-alignment text:label-followed-by="listtab" fo:margin-left="1.552in" fo:text-indent="-0.125in"/>
        </style:list-level-properties>
      </text:list-level-style-number>
      <text:list-level-style-number text:level="4" style:num-suffix="." style:num-format="1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7in" text:min-label-width="0.125in" text:list-level-position-and-space-mode="label-alignment">
          <style:list-level-label-alignment text:label-followed-by="listtab" fo:margin-left="3.052in" fo:text-indent="-0.125in"/>
        </style:list-level-properties>
      </text:list-level-style-number>
      <text:list-level-style-number text:level="7" style:num-suffix="." style:num-format="1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7in" text:min-label-width="0.125in" text:list-level-position-and-space-mode="label-alignment">
          <style:list-level-label-alignment text:label-followed-by="listtab" fo:margin-left="4.552in" fo:text-indent="-0.125in"/>
        </style:list-level-properties>
      </text:list-level-style-number>
    </text:list-style>
    <style:style style:name="WW_CharLFO14LVL1" style:family="text">
      <style:text-properties fo:font-size="12pt" style:font-size-asian="12pt" fo:language="ru" fo:country="RU"/>
    </style:style>
    <text:list-style style:name="WW8Num25" style:display-name="WW8Num25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fo:language="ru" fo:country="RU" style:language-asian="ru" style:country-asian="RU"/>
    </style:style>
    <text:list-style style:name="WW8Num17" style:display-name="WW8Num17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fo:font-size="12pt" style:font-size-asian="12pt"/>
    </style:style>
    <text:list-style style:name="WW8Num14" style:display-name="WW8Num14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1" style:family="text">
      <style:text-properties fo:language="ru" fo:country="RU"/>
    </style:style>
    <text:list-style style:name="WW8Num5" style:display-name="WW8Num5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fo:font-size="12pt" style:font-size-asian="12pt" fo:language="ru" fo:country="RU"/>
    </style:style>
    <text:list-style style:name="WW8Num24" style:display-name="WW8Num24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0LVL1" style:family="text">
      <style:text-properties fo:font-size="12pt" style:font-size-asian="12pt"/>
    </style:style>
    <text:list-style style:name="WW8Num12" style:display-name="WW8Num12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fo:font-size="14pt" style:font-size-asian="14pt" fo:language="ru" fo:country="RU"/>
    </style:style>
    <text:list-style style:name="WW8Num3" style:display-name="WW8Num3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fo:font-size="14pt" style:font-size-asian="14pt" fo:language="ru" fo:country="RU"/>
    </style:style>
    <text:list-style style:name="WW8Num13" style:display-name="WW8Num13">
      <text:list-level-style-number text:level="1" text:style-name="WW_CharLFO2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fo:font-size="14pt" style:font-size-asian="14pt" fo:language="ru" fo:country="RU"/>
    </style:style>
    <text:list-style style:name="WW8Num4" style:display-name="WW8Num4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vova romanov</meta:initial-creator>
    <dc:creator>vova romanov</dc:creator>
    <meta:creation-date>2024-12-26T14:12:00Z</meta:creation-date>
    <dc:date>2024-12-26T14:12:00Z</dc:date>
    <meta:template xlink:href="Normal.dotm" xlink:type="simple"/>
    <meta:editing-cycles>2</meta:editing-cycles>
    <meta:editing-duration>PT0S</meta:editing-duration>
    <meta:document-statistic meta:page-count="4" meta:paragraph-count="23" meta:word-count="1736" meta:character-count="11613" meta:row-count="82" meta:non-whitespace-character-count="9900"/>
  </office:meta>
</office:document-meta>
</file>